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2.1634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2807in"/>
    </style:style>
    <style:style style:name="co5" style:family="table-column">
      <style:table-column-properties fo:break-before="auto" style:column-width="1.528in"/>
    </style:style>
    <style:style style:name="co6" style:family="table-column">
      <style:table-column-properties fo:break-before="auto" style:column-width="1.2374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3453in"/>
    </style:style>
    <style:style style:name="co9" style:family="table-column">
      <style:table-column-properties fo:break-before="auto" style:column-width="1.0756in"/>
    </style:style>
    <style:style style:name="co10" style:family="table-column">
      <style:table-column-properties fo:break-before="auto" style:column-width="0.6992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0866in"/>
    </style:style>
    <style:style style:name="co15" style:family="table-column">
      <style:table-column-properties fo:break-before="auto" style:column-width="1.6571in"/>
    </style:style>
    <style:style style:name="co16" style:family="table-column">
      <style:table-column-properties fo:break-before="auto" style:column-width="0.5374in"/>
    </style:style>
    <style:style style:name="co17" style:family="table-column">
      <style:table-column-properties fo:break-before="auto" style:column-width="1.3882in"/>
    </style:style>
    <style:style style:name="co18" style:family="table-column">
      <style:table-column-properties fo:break-before="auto" style:column-width="3.0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lastf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Baseline radio</text:p>
          </table:table-cell>
          <table:table-cell office:value-type="string">
            <text:p>Baseline</text:p>
          </table:table-cell>
          <table:table-cell office:value-type="string">
            <text:p>scrobble count, similar age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85, 0.2</text:p>
          </table:table-cell>
          <table:table-cell office:value-type="string">
            <text:p>x</text:p>
          </table:table-cell>
          <table:table-cell office:value-type="float" office:value="0.0507246">
            <text:p>0.0507246</text:p>
          </table:table-cell>
          <table:table-cell office:value-type="float" office:value="0.0682284">
            <text:p>0.0682284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1106">
            <text:p>1106</text:p>
          </table:table-cell>
          <table:table-cell office:value-type="string">
            <text:p>4426 (3021 unique)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outArtistRecommender – Slope one</text:p>
          </table:table-cell>
          <table:table-cell/>
          <table:table-cell office:value-type="string">
            <text:p>Baseline Mahout radio</text:p>
          </table:table-cell>
          <table:table-cell office:value-type="string">
            <text:p>Baseline</text:p>
          </table:table-cell>
          <table:table-cell office:value-type="string">
            <text:p>1/0 listened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0.004347">
            <text:p>0.004347</text:p>
          </table:table-cell>
          <table:table-cell office:value-type="float" office:value="0.005605">
            <text:p>0.00560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06">
            <text:p>110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Baseline novel</text:p>
          </table:table-cell>
          <table:table-cell office:value-type="string">
            <text:p>Baseline</text:p>
          </table:table-cell>
          <table:table-cell office:value-type="string">
            <text:p>similar age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162777">
            <text:p>0.016277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/>
          <table:table-cell office:value-type="string">
            <text:p>Even though the hit count is the same, my recall is better, cause I managed to hit a case where the user had only one scrobble in the test set.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NovelMahoutArtistRecommender – Slope one</text:p>
          </table:table-cell>
          <table:table-cell/>
          <table:table-cell office:value-type="string">
            <text:p>Baseline Mahout novel</text:p>
          </table:table-cell>
          <table:table-cell office:value-type="string">
            <text:p>Baseline</text:p>
          </table:table-cell>
          <table:table-cell office:value-type="string">
            <text:p>1/0 listened</text:p>
          </table:table-cell>
          <table:table-cell table:number-columns-repeated="4"/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056726">
            <text:p>0.005672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Added tag clusters</text:p>
          </table:table-cell>
          <table:table-cell office:value-type="string">
            <text:p>Rules</text:p>
          </table:table-cell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85, 0.2, 0.9</text:p>
          </table:table-cell>
          <table:table-cell office:value-type="string">
            <text:p>x</text:p>
          </table:table-cell>
          <table:table-cell office:value-type="float" office:value="0.03913043">
            <text:p>0.03913043</text:p>
          </table:table-cell>
          <table:table-cell office:value-type="float" office:value="0.0466">
            <text:p>0.046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string">
            <text:p>more recs</text:p>
          </table:table-cell>
          <table:table-cell/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85, 0.2, 0.9</text:p>
          </table:table-cell>
          <table:table-cell/>
          <table:table-cell office:value-type="float" office:value="0.021014">
            <text:p>0.021014</text:p>
          </table:table-cell>
          <table:table-cell office:value-type="float" office:value="0.05104">
            <text:p>0.05104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smaller weight for tags</text:p>
          </table:table-cell>
          <table:table-cell/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85, 0.2,0.3</text:p>
          </table:table-cell>
          <table:table-cell/>
          <table:table-cell office:value-type="float" office:value="0.0239130434782609">
            <text:p>0.0239130434782609</text:p>
          </table:table-cell>
          <table:table-cell office:value-type="float" office:value="0.0541137545522291">
            <text:p>0.0541137545522291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Added tag clusters</text:p>
          </table:table-cell>
          <table:table-cell office:value-type="string">
            <text:p>Rules</text:p>
          </table:table-cell>
          <table:table-cell office:value-type="string">
            <text:p>similar age, cluster: tags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2, 0.3</text:p>
          </table:table-cell>
          <table:table-cell office:value-type="string">
            <text:p>x</text:p>
          </table:table-cell>
          <table:table-cell office:value-type="float" office:value="0.0028985507">
            <text:p>0.0028985507</text:p>
          </table:table-cell>
          <table:table-cell office:value-type="float" office:value="0.004245">
            <text:p>0.00424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tistRecommender</text:p>
          </table:table-cell>
          <table:table-cell/>
          <table:table-cell office:value-type="string">
            <text:p>equal weights</text:p>
          </table:table-cell>
          <table:table-cell office:value-type="string">
            <text:p>Weights</text:p>
          </table:table-cell>
          <table:table-cell office:value-type="string">
            <text:p>scrobble count, 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5, 0.5, 0.5</text:p>
          </table:table-cell>
          <table:table-cell/>
          <table:table-cell office:value-type="float" office:value="0.023188">
            <text:p>0.023188</text:p>
          </table:table-cell>
          <table:table-cell office:value-type="float" office:value="0.05583">
            <text:p>0.05583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velArtistRecommender</text:p>
          </table:table-cell>
          <table:table-cell/>
          <table:table-cell office:value-type="string">
            <text:p>equal weights</text:p>
          </table:table-cell>
          <table:table-cell office:value-type="string">
            <text:p>Weights</text:p>
          </table:table-cell>
          <table:table-cell office:value-type="string">
            <text:p>similar age, cluster: tags</text:p>
          </table:table-cell>
          <table:table-cell office:value-type="string">
            <text:p>Average</text:p>
          </table:table-cell>
          <table:table-cell table:number-columns-repeated="2"/>
          <table:table-cell office:value-type="string">
            <text:p>0.5, 0.5</text:p>
          </table:table-cell>
          <table:table-cell/>
          <table:table-cell office:value-type="float" office:value="0.00434">
            <text:p>0.00434</text:p>
          </table:table-cell>
          <table:table-cell office:value-type="float" office:value="0.01974">
            <text:p>0.0197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tistRecommender</text:p>
          </table:table-cell>
          <table:table-cell office:value-type="string">
            <text:p>./lastfmeval.sh nenovel</text:p>
          </table:table-cell>
          <table:table-cell office:value-type="string">
            <text:p>Added country and gender clusters, artist bias </text:p>
          </table:table-cell>
          <table:table-cell office:value-type="string">
            <text:p>Rules</text:p>
          </table:table-cell>
          <table:table-cell table:style-name="ce1" office:value-type="string">
            <text:p>scrobble count, 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1449275">
            <text:p>0.01449275</text:p>
          </table:table-cell>
          <table:table-cell office:value-type="float" office:value="0.01642358">
            <text:p>0.0164235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Added country and gender clusters, artist bias 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050724">
            <text:p>0.0050724</text:p>
          </table:table-cell>
          <table:table-cell office:value-type="float" office:value="0.0051828">
            <text:p>0.0051828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changed number of recs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 office:value-type="string">
            <text:p>x</text:p>
          </table:table-cell>
          <table:table-cell office:value-type="float" office:value="0.00434782">
            <text:p>0.00434782</text:p>
          </table:table-cell>
          <table:table-cell office:value-type="float" office:value="0.002252">
            <text:p>0.00225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velArtistRecommender</text:p>
          </table:table-cell>
          <table:table-cell office:value-type="string">
            <text:p>./lastfmeval.sh novel</text:p>
          </table:table-cell>
          <table:table-cell office:value-type="string">
            <text:p>changed number of recs</text:p>
          </table:table-cell>
          <table:table-cell office:value-type="string">
            <text:p>Rules</text:p>
          </table:table-cell>
          <table:table-cell table:style-name="ce1" office:value-type="string">
            <text:p>similar age, cluster: tags, clusters: country,gender, bias: scrobble count</text:p>
          </table:table-cell>
          <table:table-cell office:value-type="string">
            <text:p>Averag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0.5 all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5"/>
        </table:table-row>
      </table:table>
      <table:table table:name="flixs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Tolerated error interval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vieRecommender</text:p>
          </table:table-cell>
          <table:table-cell office:value-type="string">
            <text:p>./flixstereval.sh preds</text:p>
          </table:table-cell>
          <table:table-cell office:value-type="string">
            <text:p>baseline</text:p>
          </table:table-cell>
          <table:table-cell/>
          <table:table-cell office:value-type="string">
            <text:p>rating, friend, 4 biase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 office:value-type="float" office:value="0.2">
            <text:p>0.2</text:p>
          </table:table-cell>
          <table:table-cell/>
          <table:table-cell office:value-type="float" office:value="0.006835">
            <text:p>0.006835</text:p>
          </table:table-cell>
          <table:table-cell office:value-type="float" office:value="0.027011">
            <text:p>0.02701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39">
            <text:p>2839</text:p>
          </table:table-cell>
          <table:table-cell office:value-type="float" office:value="11356">
            <text:p>113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vieRecommender</text:p>
          </table:table-cell>
          <table:table-cell office:value-type="string">
            <text:p>./flixstereval.sh recs</text:p>
          </table:table-cell>
          <table:table-cell office:value-type="string">
            <text:p>baseline recs</text:p>
          </table:table-cell>
          <table:table-cell/>
          <table:table-cell office:value-type="string">
            <text:p>rating, friend, 4 biase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 office:value-type="float" office:value="0.2">
            <text:p>0.2</text:p>
          </table:table-cell>
          <table:table-cell office:value-type="float" office:value="0.280747">
            <text:p>0.280747</text:p>
          </table:table-cell>
          <table:table-cell table:number-columns-repeated="3"/>
          <table:table-cell office:value-type="string">
            <text:p><text:s/>0.402607 (1143/2839)</text:p>
          </table:table-cell>
          <table:table-cell office:value-type="float" office:value="2839">
            <text:p>2839</text:p>
          </table:table-cell>
          <table:table-cell office:value-type="float" office:value="11356">
            <text:p>113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houtMovieRecommender</text:p>
          </table:table-cell>
          <table:table-cell/>
          <table:table-cell office:value-type="string">
            <text:p>mahout</text:p>
          </table:table-cell>
          <table:table-cell table:number-columns-repeated="6"/>
          <table:table-cell office:value-type="float" office:value="0.2">
            <text:p>0.2</text:p>
          </table:table-cell>
          <table:table-cell office:value-type="float" office:value="0.225575">
            <text:p>0.225575</text:p>
          </table:table-cell>
          <table:table-cell table:number-columns-repeated="3"/>
          <table:table-cell office:value-type="string">
            <text:p>0.687214 (1951/2839)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MahoutMovieRecommender</text:p>
          </table:table-cell>
          <table:table-cell/>
          <table:table-cell office:value-type="string">
            <text:p>mahout recs</text:p>
          </table:table-cell>
          <table:table-cell table:number-columns-repeated="8"/>
          <table:table-cell office:value-type="float" office:value="0.00143884892">
            <text:p>0.00143884892</text:p>
          </table:table-cell>
          <table:table-cell office:value-type="float" office:value="0.004843">
            <text:p>0.00484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</table:table-row>
        <table:table-row table:style-name="ro1">
          <table:table-cell office:value-type="float" office:value="7">
            <text:p>7</text:p>
          </table:table-cell>
          <table:table-cell table:number-columns-repeated="18"/>
        </table:table-row>
        <table:table-row table:style-name="ro1">
          <table:table-cell office:value-type="float" office:value="8">
            <text:p>8</text:p>
          </table:table-cell>
          <table:table-cell table:number-columns-repeated="18"/>
        </table:table-row>
        <table:table-row table:style-name="ro1">
          <table:table-cell office:value-type="float" office:value="9">
            <text:p>9</text:p>
          </table:table-cell>
          <table:table-cell table:number-columns-repeated="18"/>
        </table:table-row>
        <table:table-row table:style-name="ro1">
          <table:table-cell office:value-type="float" office:value="10">
            <text:p>10</text:p>
          </table:table-cell>
          <table:table-cell table:number-columns-repeated="18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1"/>
          <table:table-cell table:number-columns-repeated="13"/>
        </table:table-row>
        <table:table-row table:style-name="ro1">
          <table:table-cell office:value-type="float" office:value="15">
            <text:p>15</text:p>
          </table:table-cell>
          <table:table-cell table:number-columns-repeated="18"/>
        </table:table-row>
        <table:table-row table:style-name="ro1">
          <table:table-cell office:value-type="float" office:value="16">
            <text:p>16</text:p>
          </table:table-cell>
          <table:table-cell table:number-columns-repeated="18"/>
        </table:table-row>
        <table:table-row table:style-name="ro1">
          <table:table-cell office:value-type="float" office:value="17">
            <text:p>17</text:p>
          </table:table-cell>
          <table:table-cell table:number-columns-repeated="18"/>
        </table:table-row>
        <table:table-row table:style-name="ro1">
          <table:table-cell office:value-type="float" office:value="18">
            <text:p>18</text:p>
          </table:table-cell>
          <table:table-cell table:number-columns-repeated="18"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6"/>
        </table:table-row>
      </table:table>
      <table:table table:name="travel" table:style-name="ta1" table:print="false">
        <office:forms form:automatic-focus="false" form:apply-design-mode="false"/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5"/>
          <table:table-cell table:style-name="ce2" office:value-type="string" table:number-columns-spanned="5" table:number-rows-spanned="1">
            <text:p>Current Setup</text:p>
          </table:table-cell>
          <table:covered-table-cell table:number-columns-repeated="4"/>
          <table:table-cell table:style-name="ce2" office:value-type="string" table:number-columns-spanned="3" table:number-rows-spanned="1">
            <text:p>Result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# evaluation run</text:p>
          </table:table-cell>
          <table:table-cell office:value-type="string">
            <text:p>Recommender</text:p>
          </table:table-cell>
          <table:table-cell office:value-type="string">
            <text:p>Command</text:p>
          </table:table-cell>
          <table:table-cell office:value-type="string">
            <text:p>Point</text:p>
          </table:table-cell>
          <table:table-cell office:value-type="string">
            <text:p>Watched param</text:p>
          </table:table-cell>
          <table:table-cell office:value-type="string">
            <text:p>Rules/rels</text:p>
          </table:table-cell>
          <table:table-cell office:value-type="string">
            <text:p>Combinator function</text:p>
          </table:table-cell>
          <table:table-cell office:value-type="string">
            <text:p>Compilator depth</text:p>
          </table:table-cell>
          <table:table-cell office:value-type="string">
            <text:p>Compilator width</text:p>
          </table:table-cell>
          <table:table-cell office:value-type="string">
            <text:p>Rule weights</text:p>
          </table:table-cell>
          <table:table-cell office:value-type="string">
            <text:p>RMS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Recommendation count</text:p>
          </table:table-cell>
          <table:table-cell office:value-type="string">
            <text:p>Hits</text:p>
          </table:table-cell>
          <table:table-cell office:value-type="string">
            <text:p>Test pair count</text:p>
          </table:table-cell>
          <table:table-cell office:value-type="string">
            <text:p>Train pair count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derTourRecommender</text:p>
          </table:table-cell>
          <table:table-cell office:value-type="string">
            <text:p>./traveleval.sh order</text:p>
          </table:table-cell>
          <table:table-cell office:value-type="string">
            <text:p>base</text:p>
          </table:table-cell>
          <table:table-cell/>
          <table:table-cell office:value-type="string">
            <text:p>4 x preference, 2 x cluster, 3 x bias</text:p>
          </table:table-cell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/>
          <table:table-cell office:value-type="float" office:value="0.017073">
            <text:p>0.017073</text:p>
          </table:table-cell>
          <table:table-cell office:value-type="float" office:value="0.170732">
            <text:p>0.170732</text:p>
          </table:table-cell>
          <table:table-cell/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2">
            <text:p>18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houtOrderTourRecommender</text:p>
          </table:table-cell>
          <table:table-cell table:number-columns-repeated="4"/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0.5 all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style-name="ce1"/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table:number-columns-repeated="17"/>
        </table:table-row>
        <table:table-row table:style-name="ro1">
          <table:table-cell office:value-type="float" office:value="6">
            <text:p>6</text:p>
          </table:table-cell>
          <table:table-cell table:number-columns-repeated="17"/>
        </table:table-row>
        <table:table-row table:style-name="ro1">
          <table:table-cell office:value-type="float" office:value="7">
            <text:p>7</text:p>
          </table:table-cell>
          <table:table-cell table:number-columns-repeated="17"/>
        </table:table-row>
        <table:table-row table:style-name="ro1">
          <table:table-cell office:value-type="float" office:value="8">
            <text:p>8</text:p>
          </table:table-cell>
          <table:table-cell table:number-columns-repeated="17"/>
        </table:table-row>
        <table:table-row table:style-name="ro1">
          <table:table-cell office:value-type="float" office:value="9">
            <text:p>9</text:p>
          </table:table-cell>
          <table:table-cell table:number-columns-repeated="17"/>
        </table:table-row>
        <table:table-row table:style-name="ro1">
          <table:table-cell office:value-type="float" office:value="10">
            <text:p>10</text:p>
          </table:table-cell>
          <table:table-cell table:number-columns-repeated="17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table:number-columns-repeated="17"/>
        </table:table-row>
        <table:table-row table:style-name="ro1">
          <table:table-cell office:value-type="float" office:value="16">
            <text:p>16</text:p>
          </table:table-cell>
          <table:table-cell table:number-columns-repeated="17"/>
        </table:table-row>
        <table:table-row table:style-name="ro1">
          <table:table-cell office:value-type="float" office:value="17">
            <text:p>17</text:p>
          </table:table-cell>
          <table:table-cell table:number-columns-repeated="17"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</table:table-row>
        <table:table-row table:style-name="ro1">
          <table:table-cell office:value-type="float" office:value="19">
            <text:p>19</text:p>
          </table:table-cell>
          <table:table-cell table:number-columns-repeated="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DUMPOVAT!!!</text:p>
          </table:table-cell>
          <table:table-cell table:number-columns-repeated="15"/>
        </table:table-row>
      </table:table>
      <table:table table:name="params" table:style-name="ta1" table:print="false">
        <table:table-column table:style-name="co17" table:default-cell-style-name="Default"/>
        <table:table-row table:style-name="ro1">
          <table:table-cell office:value-type="string">
            <text:p>Watched params (needing rebuild)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ules/rels</text:p>
          </table:table-cell>
        </table:table-row>
        <table:table-row table:style-name="ro1">
          <table:table-cell office:value-type="string">
            <text:p>Combinator function</text:p>
          </table:table-cell>
        </table:table-row>
        <table:table-row table:style-name="ro1">
          <table:table-cell office:value-type="string">
            <text:p>Compilator depth, width</text:p>
          </table:table-cell>
        </table:table-row>
        <table:table-row table:style-name="ro1">
          <table:table-cell office:value-type="string">
            <text:p>Rule weigh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Algorithm</text:p>
          </table:table-cell>
        </table:table-row>
      </table:table>
      <table:table table:name="lastfm comparison - recall" table:style-name="ta1" table:print="false">
        <table:table-column table:style-name="co1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>
          <table:table-cell/>
          <table:table-cell office:value-type="string">
            <text:p>JA</text:p>
          </table:table-cell>
          <table:table-cell office:value-type="string">
            <text:p>MAHOUT</text:p>
          </table:table-cell>
        </table:table-row>
        <table:table-row table:style-name="ro1">
          <table:table-cell/>
          <table:table-cell table:number-columns-repeated="2" office:value-type="string">
            <text:p>1 precision: 0.000000</text:p>
          </table:table-cell>
        </table:table-row>
        <table:table-row table:style-name="ro1">
          <table:table-cell/>
          <table:table-cell table:number-columns-repeated="2" office:value-type="string">
            <text:p>1 recall: 0.000000</text:p>
          </table:table-cell>
        </table:table-row>
        <table:table-row table:style-name="ro1">
          <table:table-cell/>
          <table:table-cell table:number-columns-repeated="2" office:value-type="string">
            <text:p>2 precision: 0.000000</text:p>
          </table:table-cell>
        </table:table-row>
        <table:table-row table:style-name="ro1">
          <table:table-cell/>
          <table:table-cell table:number-columns-repeated="2" office:value-type="string">
            <text:p>2 recall: 0.000000</text:p>
          </table:table-cell>
        </table:table-row>
        <table:table-row table:style-name="ro1">
          <table:table-cell/>
          <table:table-cell table:number-columns-repeated="2" office:value-type="string">
            <text:p>3 precision: 0.000000</text:p>
          </table:table-cell>
        </table:table-row>
        <table:table-row table:style-name="ro1">
          <table:table-cell/>
          <table:table-cell table:number-columns-repeated="2" office:value-type="string">
            <text:p>3 recall: 0.000000</text:p>
          </table:table-cell>
        </table:table-row>
        <table:table-row table:style-name="ro1">
          <table:table-cell/>
          <table:table-cell table:number-columns-repeated="2" office:value-type="string">
            <text:p>4 precision: 0.000000</text:p>
          </table:table-cell>
        </table:table-row>
        <table:table-row table:style-name="ro1">
          <table:table-cell/>
          <table:table-cell table:number-columns-repeated="2" office:value-type="string">
            <text:p>4 recall: 0.000000</text:p>
          </table:table-cell>
        </table:table-row>
        <table:table-row table:style-name="ro1">
          <table:table-cell/>
          <table:table-cell table:number-columns-repeated="2" office:value-type="string">
            <text:p>5 precision: 0.000000</text:p>
          </table:table-cell>
        </table:table-row>
        <table:table-row table:style-name="ro1">
          <table:table-cell/>
          <table:table-cell table:number-columns-repeated="2" office:value-type="string">
            <text:p>5 recall: 0.000000</text:p>
          </table:table-cell>
        </table:table-row>
        <table:table-row table:style-name="ro1">
          <table:table-cell/>
          <table:table-cell table:number-columns-repeated="2" office:value-type="string">
            <text:p>6 precision: 0.000000</text:p>
          </table:table-cell>
        </table:table-row>
        <table:table-row table:style-name="ro1">
          <table:table-cell/>
          <table:table-cell table:number-columns-repeated="2" office:value-type="string">
            <text:p>6 recall: 0.000000</text:p>
          </table:table-cell>
        </table:table-row>
        <table:table-row table:style-name="ro1">
          <table:table-cell/>
          <table:table-cell table:number-columns-repeated="2" office:value-type="string">
            <text:p>8 precision: 0.000000</text:p>
          </table:table-cell>
        </table:table-row>
        <table:table-row table:style-name="ro1">
          <table:table-cell/>
          <table:table-cell table:number-columns-repeated="2" office:value-type="string">
            <text:p>8 recall: 0.000000</text:p>
          </table:table-cell>
        </table:table-row>
        <table:table-row table:style-name="ro1">
          <table:table-cell/>
          <table:table-cell table:number-columns-repeated="2" office:value-type="string">
            <text:p>9 precision: 0.000000</text:p>
          </table:table-cell>
        </table:table-row>
        <table:table-row table:style-name="ro1">
          <table:table-cell/>
          <table:table-cell table:number-columns-repeated="2" office:value-type="string">
            <text:p>9 recall: 0.000000</text:p>
          </table:table-cell>
        </table:table-row>
        <table:table-row table:style-name="ro1">
          <table:table-cell/>
          <table:table-cell table:number-columns-repeated="2" office:value-type="string">
            <text:p>10 precision: 0.000000</text:p>
          </table:table-cell>
        </table:table-row>
        <table:table-row table:style-name="ro1">
          <table:table-cell/>
          <table:table-cell table:number-columns-repeated="2" office:value-type="string">
            <text:p>10 recall: 0.000000</text:p>
          </table:table-cell>
        </table:table-row>
        <table:table-row table:style-name="ro1">
          <table:table-cell/>
          <table:table-cell table:number-columns-repeated="2" office:value-type="string">
            <text:p>11 precision: 0.000000</text:p>
          </table:table-cell>
        </table:table-row>
        <table:table-row table:style-name="ro1">
          <table:table-cell/>
          <table:table-cell table:number-columns-repeated="2" office:value-type="string">
            <text:p>11 recall: 0.000000</text:p>
          </table:table-cell>
        </table:table-row>
        <table:table-row table:style-name="ro1">
          <table:table-cell/>
          <table:table-cell table:number-columns-repeated="2" office:value-type="string">
            <text:p>12 precision: 0.000000</text:p>
          </table:table-cell>
        </table:table-row>
        <table:table-row table:style-name="ro1">
          <table:table-cell/>
          <table:table-cell table:number-columns-repeated="2" office:value-type="string">
            <text:p>12 recall: 0.000000</text:p>
          </table:table-cell>
        </table:table-row>
        <table:table-row table:style-name="ro1">
          <table:table-cell/>
          <table:table-cell table:number-columns-repeated="2" office:value-type="string">
            <text:p>15 precision: 0.000000</text:p>
          </table:table-cell>
        </table:table-row>
        <table:table-row table:style-name="ro1">
          <table:table-cell/>
          <table:table-cell table:number-columns-repeated="2" office:value-type="string">
            <text:p>15 recall: 0.000000</text:p>
          </table:table-cell>
        </table:table-row>
        <table:table-row table:style-name="ro1">
          <table:table-cell/>
          <table:table-cell table:number-columns-repeated="2" office:value-type="string">
            <text:p>16 precision: 0.000000</text:p>
          </table:table-cell>
        </table:table-row>
        <table:table-row table:style-name="ro1">
          <table:table-cell/>
          <table:table-cell table:number-columns-repeated="2" office:value-type="string">
            <text:p>16 recall: 0.000000</text:p>
          </table:table-cell>
        </table:table-row>
        <table:table-row table:style-name="ro1">
          <table:table-cell/>
          <table:table-cell table:number-columns-repeated="2" office:value-type="string">
            <text:p>17 precision: 0.000000</text:p>
          </table:table-cell>
        </table:table-row>
        <table:table-row table:style-name="ro1">
          <table:table-cell/>
          <table:table-cell table:number-columns-repeated="2" office:value-type="string">
            <text:p>17 recall: 0.000000</text:p>
          </table:table-cell>
        </table:table-row>
        <table:table-row table:style-name="ro1">
          <table:table-cell/>
          <table:table-cell table:number-columns-repeated="2" office:value-type="string">
            <text:p>19 precision: 0.000000</text:p>
          </table:table-cell>
        </table:table-row>
        <table:table-row table:style-name="ro1">
          <table:table-cell/>
          <table:table-cell table:number-columns-repeated="2" office:value-type="string">
            <text:p>19 recall: 0.000000</text:p>
          </table:table-cell>
        </table:table-row>
        <table:table-row table:style-name="ro1">
          <table:table-cell/>
          <table:table-cell table:style-name="ce3" office:value-type="string">
            <text:p>20 precision: 0.100000</text:p>
          </table:table-cell>
          <table:table-cell office:value-type="string">
            <text:p>20 precision: 0.000000</text:p>
          </table:table-cell>
        </table:table-row>
        <table:table-row table:style-name="ro1">
          <table:table-cell/>
          <table:table-cell table:style-name="ce3" office:value-type="string">
            <text:p>20 recall: 1.000000</text:p>
          </table:table-cell>
          <table:table-cell office:value-type="string">
            <text:p>20 recall: 0.000000</text:p>
          </table:table-cell>
        </table:table-row>
        <table:table-row table:style-name="ro1">
          <table:table-cell/>
          <table:table-cell table:number-columns-repeated="2" office:value-type="string">
            <text:p>21 precision: 0.000000</text:p>
          </table:table-cell>
        </table:table-row>
        <table:table-row table:style-name="ro1">
          <table:table-cell/>
          <table:table-cell table:number-columns-repeated="2" office:value-type="string">
            <text:p>21 recall: 0.000000</text:p>
          </table:table-cell>
        </table:table-row>
        <table:table-row table:style-name="ro1">
          <table:table-cell/>
          <table:table-cell table:number-columns-repeated="2" office:value-type="string">
            <text:p>22 precision: 0.000000</text:p>
          </table:table-cell>
        </table:table-row>
        <table:table-row table:style-name="ro1">
          <table:table-cell/>
          <table:table-cell table:number-columns-repeated="2" office:value-type="string">
            <text:p>22 recall: 0.000000</text:p>
          </table:table-cell>
        </table:table-row>
        <table:table-row table:style-name="ro1">
          <table:table-cell/>
          <table:table-cell table:number-columns-repeated="2" office:value-type="string">
            <text:p>23 precision: 0.000000</text:p>
          </table:table-cell>
        </table:table-row>
        <table:table-row table:style-name="ro1">
          <table:table-cell/>
          <table:table-cell table:number-columns-repeated="2" office:value-type="string">
            <text:p>23 recall: 0.000000</text:p>
          </table:table-cell>
        </table:table-row>
        <table:table-row table:style-name="ro1">
          <table:table-cell/>
          <table:table-cell table:number-columns-repeated="2" office:value-type="string">
            <text:p>24 precision: 0.000000</text:p>
          </table:table-cell>
        </table:table-row>
        <table:table-row table:style-name="ro1">
          <table:table-cell/>
          <table:table-cell table:number-columns-repeated="2" office:value-type="string">
            <text:p>24 recall: 0.000000</text:p>
          </table:table-cell>
        </table:table-row>
        <table:table-row table:style-name="ro1">
          <table:table-cell/>
          <table:table-cell table:number-columns-repeated="2" office:value-type="string">
            <text:p>25 precision: 0.000000</text:p>
          </table:table-cell>
        </table:table-row>
        <table:table-row table:style-name="ro1">
          <table:table-cell/>
          <table:table-cell table:number-columns-repeated="2" office:value-type="string">
            <text:p>25 recall: 0.000000</text:p>
          </table:table-cell>
        </table:table-row>
        <table:table-row table:style-name="ro1">
          <table:table-cell/>
          <table:table-cell table:number-columns-repeated="2" office:value-type="string">
            <text:p>27 precision: 0.000000</text:p>
          </table:table-cell>
        </table:table-row>
        <table:table-row table:style-name="ro1">
          <table:table-cell/>
          <table:table-cell table:number-columns-repeated="2" office:value-type="string">
            <text:p>27 recall: 0.000000</text:p>
          </table:table-cell>
        </table:table-row>
        <table:table-row table:style-name="ro1">
          <table:table-cell/>
          <table:table-cell table:number-columns-repeated="2" office:value-type="string">
            <text:p>28 precision: 0.000000</text:p>
          </table:table-cell>
        </table:table-row>
        <table:table-row table:style-name="ro1">
          <table:table-cell/>
          <table:table-cell table:number-columns-repeated="2" office:value-type="string">
            <text:p>28 recall: 0.000000</text:p>
          </table:table-cell>
        </table:table-row>
        <table:table-row table:style-name="ro1">
          <table:table-cell/>
          <table:table-cell table:number-columns-repeated="2" office:value-type="string">
            <text:p>29 precision: 0.000000</text:p>
          </table:table-cell>
        </table:table-row>
        <table:table-row table:style-name="ro1">
          <table:table-cell/>
          <table:table-cell table:number-columns-repeated="2" office:value-type="string">
            <text:p>29 recall: 0.000000</text:p>
          </table:table-cell>
        </table:table-row>
        <table:table-row table:style-name="ro1">
          <table:table-cell/>
          <table:table-cell table:number-columns-repeated="2" office:value-type="string">
            <text:p>30 precision: 0.000000</text:p>
          </table:table-cell>
        </table:table-row>
        <table:table-row table:style-name="ro1">
          <table:table-cell/>
          <table:table-cell table:number-columns-repeated="2" office:value-type="string">
            <text:p>30 recall: 0.000000</text:p>
          </table:table-cell>
        </table:table-row>
        <table:table-row table:style-name="ro1">
          <table:table-cell/>
          <table:table-cell table:number-columns-repeated="2" office:value-type="string">
            <text:p>31 precision: 0.000000</text:p>
          </table:table-cell>
        </table:table-row>
        <table:table-row table:style-name="ro1">
          <table:table-cell/>
          <table:table-cell table:number-columns-repeated="2" office:value-type="string">
            <text:p>31 recall: 0.000000</text:p>
          </table:table-cell>
        </table:table-row>
        <table:table-row table:style-name="ro1">
          <table:table-cell/>
          <table:table-cell table:number-columns-repeated="2" office:value-type="string">
            <text:p>32 precision: 0.000000</text:p>
          </table:table-cell>
        </table:table-row>
        <table:table-row table:style-name="ro1">
          <table:table-cell/>
          <table:table-cell table:number-columns-repeated="2" office:value-type="string">
            <text:p>32 recall: 0.000000</text:p>
          </table:table-cell>
        </table:table-row>
        <table:table-row table:style-name="ro1">
          <table:table-cell/>
          <table:table-cell table:number-columns-repeated="2" office:value-type="string">
            <text:p>33 precision: 0.000000</text:p>
          </table:table-cell>
        </table:table-row>
        <table:table-row table:style-name="ro1">
          <table:table-cell/>
          <table:table-cell table:number-columns-repeated="2" office:value-type="string">
            <text:p>33 recall: 0.000000</text:p>
          </table:table-cell>
        </table:table-row>
        <table:table-row table:style-name="ro1">
          <table:table-cell/>
          <table:table-cell table:number-columns-repeated="2" office:value-type="string">
            <text:p>34 precision: 0.000000</text:p>
          </table:table-cell>
        </table:table-row>
        <table:table-row table:style-name="ro1">
          <table:table-cell/>
          <table:table-cell table:number-columns-repeated="2" office:value-type="string">
            <text:p>34 recall: 0.000000</text:p>
          </table:table-cell>
        </table:table-row>
        <table:table-row table:style-name="ro1">
          <table:table-cell/>
          <table:table-cell table:number-columns-repeated="2" office:value-type="string">
            <text:p>35 precision: 0.000000</text:p>
          </table:table-cell>
        </table:table-row>
        <table:table-row table:style-name="ro1">
          <table:table-cell/>
          <table:table-cell table:number-columns-repeated="2" office:value-type="string">
            <text:p>35 recall: 0.000000</text:p>
          </table:table-cell>
        </table:table-row>
        <table:table-row table:style-name="ro1">
          <table:table-cell/>
          <table:table-cell table:number-columns-repeated="2" office:value-type="string">
            <text:p>36 precision: 0.000000</text:p>
          </table:table-cell>
        </table:table-row>
        <table:table-row table:style-name="ro1">
          <table:table-cell/>
          <table:table-cell table:number-columns-repeated="2" office:value-type="string">
            <text:p>36 recall: 0.000000</text:p>
          </table:table-cell>
        </table:table-row>
        <table:table-row table:style-name="ro1">
          <table:table-cell/>
          <table:table-cell table:number-columns-repeated="2" office:value-type="string">
            <text:p>37 precision: 0.000000</text:p>
          </table:table-cell>
        </table:table-row>
        <table:table-row table:style-name="ro1">
          <table:table-cell/>
          <table:table-cell table:number-columns-repeated="2" office:value-type="string">
            <text:p>37 recall: 0.000000</text:p>
          </table:table-cell>
        </table:table-row>
        <table:table-row table:style-name="ro1">
          <table:table-cell/>
          <table:table-cell table:number-columns-repeated="2" office:value-type="string">
            <text:p>38 precision: 0.000000</text:p>
          </table:table-cell>
        </table:table-row>
        <table:table-row table:style-name="ro1">
          <table:table-cell/>
          <table:table-cell table:number-columns-repeated="2" office:value-type="string">
            <text:p>38 recall: 0.000000</text:p>
          </table:table-cell>
        </table:table-row>
        <table:table-row table:style-name="ro1">
          <table:table-cell/>
          <table:table-cell office:value-type="string">
            <text:p>40 precision: 0.000000</text:p>
          </table:table-cell>
          <table:table-cell office:value-type="string">
            <text:p>40 precision: 0.100000</text:p>
          </table:table-cell>
        </table:table-row>
        <table:table-row table:style-name="ro1">
          <table:table-cell/>
          <table:table-cell office:value-type="string">
            <text:p>40 recall: 0.000000</text:p>
          </table:table-cell>
          <table:table-cell office:value-type="string">
            <text:p>40 recall: 0.111111</text:p>
          </table:table-cell>
        </table:table-row>
        <table:table-row table:style-name="ro1">
          <table:table-cell/>
          <table:table-cell table:number-columns-repeated="2" office:value-type="string">
            <text:p>41 precision: 0.000000</text:p>
          </table:table-cell>
        </table:table-row>
        <table:table-row table:style-name="ro1">
          <table:table-cell/>
          <table:table-cell table:number-columns-repeated="2" office:value-type="string">
            <text:p>41 recall: 0.000000</text:p>
          </table:table-cell>
        </table:table-row>
        <table:table-row table:style-name="ro1">
          <table:table-cell/>
          <table:table-cell table:number-columns-repeated="2" office:value-type="string">
            <text:p>44 precision: 0.000000</text:p>
          </table:table-cell>
        </table:table-row>
        <table:table-row table:style-name="ro1">
          <table:table-cell/>
          <table:table-cell table:number-columns-repeated="2" office:value-type="string">
            <text:p>44 recall: 0.000000</text:p>
          </table:table-cell>
        </table:table-row>
        <table:table-row table:style-name="ro1">
          <table:table-cell/>
          <table:table-cell table:number-columns-repeated="2" office:value-type="string">
            <text:p>46 precision: 0.000000</text:p>
          </table:table-cell>
        </table:table-row>
        <table:table-row table:style-name="ro1">
          <table:table-cell/>
          <table:table-cell table:number-columns-repeated="2" office:value-type="string">
            <text:p>46 recall: 0.000000</text:p>
          </table:table-cell>
        </table:table-row>
        <table:table-row table:style-name="ro1">
          <table:table-cell/>
          <table:table-cell table:number-columns-repeated="2" office:value-type="string">
            <text:p>50 precision: 0.000000</text:p>
          </table:table-cell>
        </table:table-row>
        <table:table-row table:style-name="ro1">
          <table:table-cell/>
          <table:table-cell table:number-columns-repeated="2" office:value-type="string">
            <text:p>50 recall: 0.000000</text:p>
          </table:table-cell>
        </table:table-row>
        <table:table-row table:style-name="ro1">
          <table:table-cell/>
          <table:table-cell office:value-type="string">
            <text:p>51 precision: 0.000000</text:p>
          </table:table-cell>
          <table:table-cell table:style-name="ce3" office:value-type="string">
            <text:p>51 precision: 0.100000</text:p>
          </table:table-cell>
        </table:table-row>
        <table:table-row table:style-name="ro1">
          <table:table-cell/>
          <table:table-cell office:value-type="string">
            <text:p>51 recall: 0.000000</text:p>
          </table:table-cell>
          <table:table-cell table:style-name="ce3" office:value-type="string">
            <text:p>51 recall: 0.250000</text:p>
          </table:table-cell>
        </table:table-row>
        <table:table-row table:style-name="ro1">
          <table:table-cell/>
          <table:table-cell table:number-columns-repeated="2" office:value-type="string">
            <text:p>52 precision: 0.000000</text:p>
          </table:table-cell>
        </table:table-row>
        <table:table-row table:style-name="ro1">
          <table:table-cell/>
          <table:table-cell table:number-columns-repeated="2" office:value-type="string">
            <text:p>52 recall: 0.000000</text:p>
          </table:table-cell>
        </table:table-row>
        <table:table-row table:style-name="ro1">
          <table:table-cell/>
          <table:table-cell table:number-columns-repeated="2" office:value-type="string">
            <text:p>53 precision: 0.000000</text:p>
          </table:table-cell>
        </table:table-row>
        <table:table-row table:style-name="ro1">
          <table:table-cell/>
          <table:table-cell table:number-columns-repeated="2" office:value-type="string">
            <text:p>53 recall: 0.000000</text:p>
          </table:table-cell>
        </table:table-row>
        <table:table-row table:style-name="ro1">
          <table:table-cell/>
          <table:table-cell table:number-columns-repeated="2" office:value-type="string">
            <text:p>54 precision: 0.000000</text:p>
          </table:table-cell>
        </table:table-row>
        <table:table-row table:style-name="ro1">
          <table:table-cell/>
          <table:table-cell table:number-columns-repeated="2" office:value-type="string">
            <text:p>54 recall: 0.000000</text:p>
          </table:table-cell>
        </table:table-row>
        <table:table-row table:style-name="ro1">
          <table:table-cell/>
          <table:table-cell table:number-columns-repeated="2" office:value-type="string">
            <text:p>55 precision: 0.000000</text:p>
          </table:table-cell>
        </table:table-row>
        <table:table-row table:style-name="ro1">
          <table:table-cell/>
          <table:table-cell table:number-columns-repeated="2" office:value-type="string">
            <text:p>55 recall: 0.000000</text:p>
          </table:table-cell>
        </table:table-row>
        <table:table-row table:style-name="ro1">
          <table:table-cell/>
          <table:table-cell table:number-columns-repeated="2" office:value-type="string">
            <text:p>56 precision: 0.000000</text:p>
          </table:table-cell>
        </table:table-row>
        <table:table-row table:style-name="ro1">
          <table:table-cell/>
          <table:table-cell table:number-columns-repeated="2" office:value-type="string">
            <text:p>56 recall: 0.000000</text:p>
          </table:table-cell>
        </table:table-row>
        <table:table-row table:style-name="ro1">
          <table:table-cell/>
          <table:table-cell table:number-columns-repeated="2" office:value-type="string">
            <text:p>63 precision: 0.000000</text:p>
          </table:table-cell>
        </table:table-row>
        <table:table-row table:style-name="ro1">
          <table:table-cell/>
          <table:table-cell table:number-columns-repeated="2" office:value-type="string">
            <text:p>63 recall: 0.000000</text:p>
          </table:table-cell>
        </table:table-row>
        <table:table-row table:style-name="ro1">
          <table:table-cell/>
          <table:table-cell table:number-columns-repeated="2" office:value-type="string">
            <text:p>64 precision: 0.000000</text:p>
          </table:table-cell>
        </table:table-row>
        <table:table-row table:style-name="ro1">
          <table:table-cell/>
          <table:table-cell table:number-columns-repeated="2" office:value-type="string">
            <text:p>64 recall: 0.000000</text:p>
          </table:table-cell>
        </table:table-row>
        <table:table-row table:style-name="ro1">
          <table:table-cell/>
          <table:table-cell table:number-columns-repeated="2" office:value-type="string">
            <text:p>65 precision: 0.000000</text:p>
          </table:table-cell>
        </table:table-row>
        <table:table-row table:style-name="ro1">
          <table:table-cell/>
          <table:table-cell table:number-columns-repeated="2" office:value-type="string">
            <text:p>65 recall: 0.000000</text:p>
          </table:table-cell>
        </table:table-row>
        <table:table-row table:style-name="ro1">
          <table:table-cell/>
          <table:table-cell table:number-columns-repeated="2" office:value-type="string">
            <text:p>66 precision: 0.000000</text:p>
          </table:table-cell>
        </table:table-row>
        <table:table-row table:style-name="ro1">
          <table:table-cell/>
          <table:table-cell table:number-columns-repeated="2" office:value-type="string">
            <text:p>66 recall: 0.000000</text:p>
          </table:table-cell>
        </table:table-row>
        <table:table-row table:style-name="ro1">
          <table:table-cell/>
          <table:table-cell table:number-columns-repeated="2" office:value-type="string">
            <text:p>67 precision: 0.000000</text:p>
          </table:table-cell>
        </table:table-row>
        <table:table-row table:style-name="ro1">
          <table:table-cell/>
          <table:table-cell table:number-columns-repeated="2" office:value-type="string">
            <text:p>67 recall: 0.000000</text:p>
          </table:table-cell>
        </table:table-row>
        <table:table-row table:style-name="ro1">
          <table:table-cell/>
          <table:table-cell table:number-columns-repeated="2" office:value-type="string">
            <text:p>68 precision: 0.000000</text:p>
          </table:table-cell>
        </table:table-row>
        <table:table-row table:style-name="ro1">
          <table:table-cell/>
          <table:table-cell table:number-columns-repeated="2" office:value-type="string">
            <text:p>68 recall: 0.000000</text:p>
          </table:table-cell>
        </table:table-row>
        <table:table-row table:style-name="ro1">
          <table:table-cell/>
          <table:table-cell table:number-columns-repeated="2" office:value-type="string">
            <text:p>69 precision: 0.000000</text:p>
          </table:table-cell>
        </table:table-row>
        <table:table-row table:style-name="ro1">
          <table:table-cell/>
          <table:table-cell table:number-columns-repeated="2" office:value-type="string">
            <text:p>69 recall: 0.000000</text:p>
          </table:table-cell>
        </table:table-row>
        <table:table-row table:style-name="ro1">
          <table:table-cell/>
          <table:table-cell table:number-columns-repeated="2" office:value-type="string">
            <text:p>70 precision: 0.000000</text:p>
          </table:table-cell>
        </table:table-row>
        <table:table-row table:style-name="ro1">
          <table:table-cell/>
          <table:table-cell table:number-columns-repeated="2" office:value-type="string">
            <text:p>70 recall: 0.000000</text:p>
          </table:table-cell>
        </table:table-row>
        <table:table-row table:style-name="ro1">
          <table:table-cell/>
          <table:table-cell table:number-columns-repeated="2" office:value-type="string">
            <text:p>72 precision: 0.000000</text:p>
          </table:table-cell>
        </table:table-row>
        <table:table-row table:style-name="ro1">
          <table:table-cell/>
          <table:table-cell table:number-columns-repeated="2" office:value-type="string">
            <text:p>72 recall: 0.000000</text:p>
          </table:table-cell>
        </table:table-row>
        <table:table-row table:style-name="ro1">
          <table:table-cell/>
          <table:table-cell table:number-columns-repeated="2" office:value-type="string">
            <text:p>73 precision: 0.000000</text:p>
          </table:table-cell>
        </table:table-row>
        <table:table-row table:style-name="ro1">
          <table:table-cell/>
          <table:table-cell table:number-columns-repeated="2" office:value-type="string">
            <text:p>73 recall: 0.000000</text:p>
          </table:table-cell>
        </table:table-row>
        <table:table-row table:style-name="ro1">
          <table:table-cell/>
          <table:table-cell office:value-type="string">
            <text:p>74 precision: 0.000000</text:p>
          </table:table-cell>
          <table:table-cell table:style-name="ce3" office:value-type="string">
            <text:p>74 precision: 0.100000</text:p>
          </table:table-cell>
        </table:table-row>
        <table:table-row table:style-name="ro1">
          <table:table-cell/>
          <table:table-cell office:value-type="string">
            <text:p>74 recall: 0.000000</text:p>
          </table:table-cell>
          <table:table-cell table:style-name="ce3" office:value-type="string">
            <text:p>74 recall: 0.030303</text:p>
          </table:table-cell>
        </table:table-row>
        <table:table-row table:style-name="ro1">
          <table:table-cell/>
          <table:table-cell table:number-columns-repeated="2" office:value-type="string">
            <text:p>75 precision: 0.000000</text:p>
          </table:table-cell>
        </table:table-row>
        <table:table-row table:style-name="ro1">
          <table:table-cell/>
          <table:table-cell table:number-columns-repeated="2" office:value-type="string">
            <text:p>75 recall: 0.000000</text:p>
          </table:table-cell>
        </table:table-row>
        <table:table-row table:style-name="ro1">
          <table:table-cell/>
          <table:table-cell table:number-columns-repeated="2" office:value-type="string">
            <text:p>76 precision: 0.000000</text:p>
          </table:table-cell>
        </table:table-row>
        <table:table-row table:style-name="ro1">
          <table:table-cell/>
          <table:table-cell table:number-columns-repeated="2" office:value-type="string">
            <text:p>76 recall: 0.000000</text:p>
          </table:table-cell>
        </table:table-row>
        <table:table-row table:style-name="ro1">
          <table:table-cell/>
          <table:table-cell table:number-columns-repeated="2" office:value-type="string">
            <text:p>79 precision: 0.000000</text:p>
          </table:table-cell>
        </table:table-row>
        <table:table-row table:style-name="ro1">
          <table:table-cell/>
          <table:table-cell table:number-columns-repeated="2" office:value-type="string">
            <text:p>79 recall: 0.000000</text:p>
          </table:table-cell>
        </table:table-row>
        <table:table-row table:style-name="ro1">
          <table:table-cell/>
          <table:table-cell table:number-columns-repeated="2" office:value-type="string">
            <text:p>82 precision: 0.000000</text:p>
          </table:table-cell>
        </table:table-row>
        <table:table-row table:style-name="ro1">
          <table:table-cell/>
          <table:table-cell table:number-columns-repeated="2" office:value-type="string">
            <text:p>82 recall: 0.000000</text:p>
          </table:table-cell>
        </table:table-row>
        <table:table-row table:style-name="ro1">
          <table:table-cell/>
          <table:table-cell table:number-columns-repeated="2" office:value-type="string">
            <text:p>83 precision: 0.000000</text:p>
          </table:table-cell>
        </table:table-row>
        <table:table-row table:style-name="ro1">
          <table:table-cell/>
          <table:table-cell table:number-columns-repeated="2" office:value-type="string">
            <text:p>83 recall: 0.000000</text:p>
          </table:table-cell>
        </table:table-row>
        <table:table-row table:style-name="ro1">
          <table:table-cell/>
          <table:table-cell table:number-columns-repeated="2" office:value-type="string">
            <text:p>84 precision: 0.000000</text:p>
          </table:table-cell>
        </table:table-row>
        <table:table-row table:style-name="ro1">
          <table:table-cell/>
          <table:table-cell table:number-columns-repeated="2" office:value-type="string">
            <text:p>84 recall: 0.000000</text:p>
          </table:table-cell>
        </table:table-row>
        <table:table-row table:style-name="ro1">
          <table:table-cell/>
          <table:table-cell table:number-columns-repeated="2" office:value-type="string">
            <text:p>85 precision: 0.000000</text:p>
          </table:table-cell>
        </table:table-row>
        <table:table-row table:style-name="ro1">
          <table:table-cell/>
          <table:table-cell table:number-columns-repeated="2" office:value-type="string">
            <text:p>85 recall: 0.000000</text:p>
          </table:table-cell>
        </table:table-row>
        <table:table-row table:style-name="ro1">
          <table:table-cell/>
          <table:table-cell table:style-name="ce3" office:value-type="string">
            <text:p>86 precision: 0.100000</text:p>
          </table:table-cell>
          <table:table-cell office:value-type="string">
            <text:p>86 precision: 0.000000</text:p>
          </table:table-cell>
        </table:table-row>
        <table:table-row table:style-name="ro1">
          <table:table-cell/>
          <table:table-cell table:style-name="ce3" office:value-type="string">
            <text:p>86 recall: 0.090909</text:p>
          </table:table-cell>
          <table:table-cell office:value-type="string">
            <text:p>86 recall: 0.000000</text:p>
          </table:table-cell>
        </table:table-row>
        <table:table-row table:style-name="ro1">
          <table:table-cell/>
          <table:table-cell table:number-columns-repeated="2" office:value-type="string">
            <text:p>87 precision: 0.000000</text:p>
          </table:table-cell>
        </table:table-row>
        <table:table-row table:style-name="ro1">
          <table:table-cell/>
          <table:table-cell table:number-columns-repeated="2" office:value-type="string">
            <text:p>87 recall: 0.000000</text:p>
          </table:table-cell>
        </table:table-row>
        <table:table-row table:style-name="ro1">
          <table:table-cell/>
          <table:table-cell table:number-columns-repeated="2" office:value-type="string">
            <text:p>89 precision: 0.000000</text:p>
          </table:table-cell>
        </table:table-row>
        <table:table-row table:style-name="ro1">
          <table:table-cell/>
          <table:table-cell table:number-columns-repeated="2" office:value-type="string">
            <text:p>89 recall: 0.000000</text:p>
          </table:table-cell>
        </table:table-row>
        <table:table-row table:style-name="ro1">
          <table:table-cell/>
          <table:table-cell table:number-columns-repeated="2" office:value-type="string">
            <text:p>90 precision: 0.000000</text:p>
          </table:table-cell>
        </table:table-row>
        <table:table-row table:style-name="ro1">
          <table:table-cell/>
          <table:table-cell table:number-columns-repeated="2" office:value-type="string">
            <text:p>90 recall: 0.000000</text:p>
          </table:table-cell>
        </table:table-row>
        <table:table-row table:style-name="ro1">
          <table:table-cell/>
          <table:table-cell table:number-columns-repeated="2" office:value-type="string">
            <text:p>91 precision: 0.000000</text:p>
          </table:table-cell>
        </table:table-row>
        <table:table-row table:style-name="ro1">
          <table:table-cell/>
          <table:table-cell table:number-columns-repeated="2" office:value-type="string">
            <text:p>91 recall: 0.000000</text:p>
          </table:table-cell>
        </table:table-row>
        <table:table-row table:style-name="ro1">
          <table:table-cell/>
          <table:table-cell table:number-columns-repeated="2" office:value-type="string">
            <text:p>92 precision: 0.000000</text:p>
          </table:table-cell>
        </table:table-row>
        <table:table-row table:style-name="ro1">
          <table:table-cell/>
          <table:table-cell table:number-columns-repeated="2" office:value-type="string">
            <text:p>92 recall: 0.000000</text:p>
          </table:table-cell>
        </table:table-row>
        <table:table-row table:style-name="ro1">
          <table:table-cell/>
          <table:table-cell table:style-name="ce3" office:value-type="string">
            <text:p>93 precision: 0.100000</text:p>
          </table:table-cell>
          <table:table-cell office:value-type="string">
            <text:p>93 precision: 0.000000</text:p>
          </table:table-cell>
        </table:table-row>
        <table:table-row table:style-name="ro1">
          <table:table-cell/>
          <table:table-cell table:style-name="ce3" office:value-type="string">
            <text:p>93 recall: 0.032258</text:p>
          </table:table-cell>
          <table:table-cell office:value-type="string">
            <text:p>93 recall: 0.000000</text:p>
          </table:table-cell>
        </table:table-row>
      </table:table>
      <table:database-ranges>
        <table:database-range table:target-range-address="lastfm.A2:lastfm.M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23:1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cv </meta:initial-creator>
    <meta:creation-date>2011-03-16T18:31:55</meta:creation-date>
    <dc:date>2011-04-07T23:14:16</dc:date>
    <dc:creator>pcv </dc:creator>
    <meta:editing-duration>PT24H02M19S</meta:editing-duration>
    <meta:editing-cycles>15</meta:editing-cycles>
    <meta:generator>OpenOffice.org/3.2$Linux OpenOffice.org_project/320m12$Build-9483</meta:generator>
    <meta:document-statistic meta:table-count="5" meta:cell-count="638" meta:object-count="0"/>
  </office:meta>
</office:document-meta>
</file>